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6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3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6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5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6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7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8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50.00%" fo:text-align="justify" fo:margin-bottom="10.00pt"/>
    </style:style>
    <style:style style:name="P3" style:family="paragraph">
      <style:paragraph-properties fo:line-height="150.00%" fo:text-align="left" fo:margin-bottom="10.00p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50.00%" fo:text-align="left" fo:margin-bottom="10.00pt"/>
    </style:style>
    <style:style style:name="P6" style:family="paragraph">
      <style:paragraph-properties fo:line-height="150.00%" fo:text-align="justify" fo:margin-bottom="10.00pt"/>
    </style:style>
    <style:style style:name="P7" style:family="paragraph">
      <style:paragraph-properties fo:line-height="150.00%" fo:text-align="left" fo:margin-bottom="10.00pt"/>
    </style:style>
    <style:style style:name="P8" style:family="paragraph">
      <style:paragraph-properties fo:line-height="150.00%" fo:text-align="justify" fo:margin-bottom="10.00pt"/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rofundando em questões do Python pedidos em entrevistas</text:span></text:p>
      <text:p text:style-name="P1"><text:span text:style-name="T2">. Cite os principais recursos do Python?</text:span></text:p>
      <text:p text:style-name="P1"><text:span text:style-name="T3">"Recursos Chave</text:span></text:p>
      <text:p text:style-name="P1"><text:span text:style-name="T3"><text:tab/>Guia de estilo de codificação</text:span></text:p>
      <text:p text:style-name="P1"><text:span text:style-name="T3"><text:tab/><text:tab/>PEP 7 (Guia de Estilo para Codificação em C)</text:span></text:p>
      <text:p text:style-name="P1"><text:span text:style-name="T3"><text:tab/><text:tab/>PEP 8 (Guia de Estilo para Codificação em Python)</text:span></text:p>
      <text:p text:style-name="P1"><text:span text:style-name="T3"><text:tab/>Rastreador de problema</text:span></text:p>
      <text:p text:style-name="P1"><text:span text:style-name="T3"><text:tab/><text:tab/>Meta rastreador (rastreador de problema para o rastreador de problema)</text:span></text:p>
      <text:p text:style-name="P1"><text:span text:style-name="T3"><text:tab/><text:tab/>Indice Expert</text:span></text:p>
      <text:p text:style-name="P1"><text:span text:style-name="T3"><text:tab/>Buildbot status</text:span></text:p>
      <text:p text:style-name="P1"><text:span text:style-name="T3"><text:tab/>Fonde de código</text:span></text:p>
      <text:p text:style-name="P1"><text:span text:style-name="T3"><text:tab/><text:tab/>Broswer online</text:span></text:p>
      <text:p text:style-name="P1"><text:span text:style-name="T3"><text:tab/><text:tab/>Snapshot do branch *master*</text:span></text:p>
      <text:p text:style-name="P1"><text:span text:style-name="T3"><text:tab/><text:tab/>Instalador OS X diário</text:span></text:p>
      <text:p text:style-name="P1"><text:span text:style-name="T3"><text:tab/>PEPs (Propsotas de Aprimoramento do Python)</text:span></text:p>
      <text:p text:style-name="P1"><text:span text:style-name="T3"><text:tab/>Onde Conseguir Ajuda</text:span></text:p>
      <text:p text:style-name="P1"><text:span text:style-name="T3"><text:tab/>Desenvolverdor de Log"[1] (Python Software Foundation, tradução nossa).</text:span></text:p>
      <text:p text:style-name="P1"><text:span text:style-name="T4">. Que tipo de linguagem é python? Programação ou scripting?</text:span></text:p>
      <text:p text:style-name="P2"><text:span text:style-name="T5">"Python é uma linguagem de programção orientada a objetos, interativa e interpretada.". [2](Python Software Foundation, tradução nossa) Também, entende-se, segundo Python Software Foundation: "Diferente do script shell do Unix, Python pode ser embutido por inteiro como uma linguagem de script dentro de grande sitema de software"[3]</text:span><text:span text:style-name="T6">(Python Software Foundation, tradução nossa)</text:span><text:span text:style-name="T7">.</text:span></text:p>
      <text:p text:style-name="P3"><text:span text:style-name="T8">. Como o Python é uma linguagem interpretada?</text:span></text:p>
      <text:p text:style-name="P4"><text:span text:style-name="T9">Elucida: "para contribuição ao interpretador de referencia Python, também conhecido como CPython (embora maior parte de sua biblioteca padrão é escrita em Python, o núcleo do interpretador é escrito em C e integra-se muito facilmente com os ecossistemas C e C++)"[4]</text:span><text:span text:style-name="T10">(Python Software Foundation, tradução nossa).</text:span><text:span text:style-name="T11"/></text:p>
      <text:p text:style-name="P4"><text:span text:style-name="T11">COMPLEMENTAR RESPOSTA</text:span><text:span text:style-name="T12"/></text:p>
      <text:p text:style-name="P5"><text:span text:style-name="T13">. O que é pep 8?</text:span></text:p>
      <text:p text:style-name="P6"><text:span text:style-name="T14">Segundo o Python Software Foundation o PEP 8 é um Guide Style for Python Code (Guia de estilo para Codificação Python). Definem-se: “[...] dá convenções de codificação para o código Python compreendendo a biblioteca padrão na principal distribuição Python”.[5]</text:span></text:p>
      <text:p text:style-name="P6"><text:span text:style-name="T14">Em outras palavras, é uma biblioteca que constitui a biblioteca padrão das principais distribuições de Python definindo as normas de codificação para a excecução de scripts.</text:span></text:p>
      <text:p text:style-name="P7"><text:span text:style-name="T15">. Como a memória é gerenciada no Python?</text:span></text:p>
      <text:p text:style-name="P7"><text:span text:style-name="T16"/></text:p>
      <text:p text:style-name="P7"><text:span text:style-name="T17">. O que é o PYTHONPATH?</text:span></text:p>
      <text:p text:style-name="P7"><text:span text:style-name="T18"/></text:p>
      <text:p text:style-name="P7"><text:span text:style-name="T19">. Qual é a diferença entre arrays e listas do Python?</text:span></text:p>
      <text:p text:style-name="P7"><text:span text:style-name="T20"/></text:p>
      <text:p text:style-name="P7"><text:span text:style-name="T21">. O que são docstrings em Python?</text:span></text:p>
      <text:p text:style-name="P7"><text:span text:style-name="T22"/></text:p>
      <text:p text:style-name="P7"><text:span text:style-name="T23">. Sempre que o Python termina, por que toda a memória não é alocada?</text:span></text:p>
      <text:p text:style-name="P7"><text:span text:style-name="T24"/></text:p>
      <text:p text:style-name="P7"><text:span text:style-name="T25">. O que é um dicionário em Python?</text:span></text:p>
      <text:p text:style-name="P7"><text:span text:style-name="T26"/></text:p>
      <text:p text:style-name="P7"><text:span text:style-name="T27">. O que isso significa: * args, ** kwargs? E por que nós a usaríamos?</text:span></text:p>
      <text:p text:style-name="P7"><text:span text:style-name="T28"/></text:p>
      <text:p text:style-name="P7"><text:span text:style-name="T29">. Como adicionar valores a um array python?</text:span></text:p>
      <text:p text:style-name="P7"><text:span text:style-name="T30"/></text:p>
      <text:p text:style-name="P7"><text:span text:style-name="T31">. Qual é a diferença entre cópia profunda e superficial?</text:span></text:p>
      <text:p text:style-name="P7"><text:span text:style-name="T32"/></text:p>
      <text:p text:style-name="P7"><text:span text:style-name="T33">. Como o Multithreading é alcançado em Python?</text:span></text:p>
      <text:p text:style-name="P7"><text:span text:style-name="T34"/></text:p>
      <text:p text:style-name="P7"><text:span text:style-name="T35">. Qual é o processo de compilação e vinculação em python?</text:span></text:p>
      <text:p text:style-name="P7"><text:span text:style-name="T36"/></text:p>
      <text:p text:style-name="P7"><text:span text:style-name="T37">. O que são bibliotecas Python? Nomeie alguns deles.</text:span></text:p>
      <text:p text:style-name="P7"><text:span text:style-name="T38"/></text:p>
      <text:p text:style-name="P7"><text:span text:style-name="T39">. Como importar módulos em Python?</text:span></text:p>
      <text:p text:style-name="P7"><text:span text:style-name="T40"/></text:p>
      <text:p text:style-name="P7"><text:span text:style-name="T41">. Explique Herança em Python com um exemplo.</text:span></text:p>
      <text:p text:style-name="P7"><text:span text:style-name="T42"/></text:p>
      <text:p text:style-name="P7"><text:span text:style-name="T43">. Como as classes são criadas em Python?</text:span></text:p>
      <text:p text:style-name="P7"><text:span text:style-name="T44"/></text:p>
      <text:p text:style-name="P7"><text:span text:style-name="T45">. Explique o que é o Flask e seus benefícios?</text:span></text:p>
      <text:p text:style-name="P7"><text:span text:style-name="T46"/></text:p>
      <text:p text:style-name="P7"><text:span text:style-name="T47">. O Django é melhor que o Flask?</text:span></text:p>
      <text:p text:style-name="P7"><text:span text:style-name="T48"/></text:p>
      <text:p text:style-name="P7"><text:span text:style-name="T49">. Discuta a arquitetura do Django.</text:span></text:p>
      <text:p text:style-name="P7"><text:span text:style-name="T50"/></text:p>
      <text:p text:style-name="P7"><text:span text:style-name="T51">. Explique como você pode configurar o banco de dados no Django.</text:span></text:p>
      <text:p text:style-name="P7"><text:span text:style-name="T52"/></text:p>
      <text:p text:style-name="P7"><text:span text:style-name="T53">. O que é a função de mapa no Python?</text:span></text:p>
      <text:p text:style-name="P7"><text:span text:style-name="T54"/></text:p>
      <text:p text:style-name="P7"><text:span text:style-name="T55">. Como você faz gráficos / visualizações 3D usando o NumPy / SciPy?</text:span></text:p>
      <text:p text:style-name="P7"><text:span text:style-name="T56"/></text:p>
      <text:p text:style-name="P7"><text:span text:style-name="T57">. Suponha que list1 seja [2, 33, 222, 14, 25], o que é list1 [-1]?</text:span></text:p>
      <text:p text:style-name="P7"><text:span text:style-name="T58"/></text:p>
      <text:p text:style-name="P7"><text:span text:style-name="T59">Notas</text:span></text:p>
      <text:p text:style-name="P7"><text:span text:style-name="T60">[1] "</text:span><text:span text:style-name="T61">Key Resources</text:span></text:p>
      <text:p text:style-name="P7"><text:span text:style-name="T61"><text:tab/>Coding style guides</text:span></text:p>
      <text:p text:style-name="P7"><text:span text:style-name="T61"><text:tab/><text:tab/>PEP 7 (Style Guide for C Code)</text:span></text:p>
      <text:p text:style-name="P7"><text:span text:style-name="T61"><text:tab/><text:tab/>PEP 8 (Style Guide for Python Code)</text:span></text:p>
      <text:p text:style-name="P7"><text:span text:style-name="T61"><text:tab/>Issue tracker</text:span></text:p>
      <text:p text:style-name="P7"><text:span text:style-name="T61"><text:tab/><text:tab/>Meta tracker (issue tracker for the issue tracker)</text:span></text:p>
      <text:p text:style-name="P7"><text:span text:style-name="T61"><text:tab/><text:tab/>Experts Index</text:span></text:p>
      <text:p text:style-name="P7"><text:span text:style-name="T61"><text:tab/>Buildbot status</text:span></text:p>
      <text:p text:style-name="P7"><text:span text:style-name="T61"><text:tab/>Source code</text:span></text:p>
      <text:p text:style-name="P7"><text:span text:style-name="T61"><text:tab/><text:tab/>Browse online</text:span></text:p>
      <text:p text:style-name="P7"><text:span text:style-name="T61"><text:tab/><text:tab/>Snapshot of the *master* branch</text:span></text:p>
      <text:p text:style-name="P7"><text:span text:style-name="T61"><text:tab/><text:tab/>Daily OS X installer</text:span></text:p>
      <text:p text:style-name="P7"><text:span text:style-name="T61"><text:tab/>PEPs (Python Enhancement Proposals)</text:span></text:p>
      <text:p text:style-name="P7"><text:span text:style-name="T61"><text:tab/>Where to Get Help</text:span></text:p>
      <text:p text:style-name="P7"><text:span text:style-name="T61"><text:tab/>Developer Log</text:span><text:span text:style-name="T62">".</text:span></text:p>
      <text:p text:style-name="P7"><text:span text:style-name="T62">[2] "</text:span><text:span text:style-name="T63">Python is an interpreted, interactive, object-oriented programming language</text:span><text:span text:style-name="T64">".</text:span></text:p>
      <text:p text:style-name="P7"><text:span text:style-name="T64">[3] "</text:span><text:span text:style-name="T65">Unlike Unix shell scripting, Python can be embedded whole as a scripting language within a larger software system.<text:s/></text:span><text:span text:style-name="T66">"</text:span></text:p>
      <text:p text:style-name="P7"><text:span text:style-name="T67">[4]"[...]<text:s/></text:span><text:span text:style-name="T68">for contributing to the Python reference interpreter, also known as CPython (while most of the standard library is written in Python, the interpreter core is written in C and integrates most easily with the C and C++ ecosystems)</text:span><text:span text:style-name="T69">".</text:span></text:p>
      <text:p text:style-name="P7"><text:span text:style-name="T69">[5] “</text:span><text:span text:style-name="T70">[...] give coding conventions for the Python code comprising the standard library in the main Python distribution</text:span><text:span text:style-name="T71">”</text:span><text:span text:style-name="T72">.<text:s/></text:span><text:span text:style-name="T73">(Python Software Foundation)</text:span></text:p>
      <text:p text:style-name="P7"><text:span text:style-name="T74"/></text:p>
      <text:p text:style-name="P7"><text:span text:style-name="T75">Referências</text:span></text:p>
      <text:p text:style-name="P8"><text:span text:style-name="T76">The Python Software Foundation, "General Python FAQ". Disponível em: &lt;</text:span><text:a xlink:href="https://docs.python.org/3/faq/general.html"><text:span text:style-name="T77">https://docs.python.org/3/faq/general.html</text:span></text:a><text:span text:style-name="T78">&gt; Acessado em 27 de maio de 2019.</text:span></text:p>
      <text:p text:style-name="P8"><text:span text:style-name="T78">The Python Software Foundation, "Python Developer's Guide". Disponível em: &lt;</text:span><text:a xlink:href="https://devguide.python.org/"><text:span text:style-name="T79">https://devguide.python.org/</text:span></text:a><text:span text:style-name="T80">&gt; Acessado em 27 de maio de 2019.</text:span></text:p>
      <text:p text:style-name="P9"><text:span text:style-name="T81">The Python Software Foundation, “PEP 8<text:s/></text:span><text:span text:style-name="T82">–</text:span><text:span text:style-name="T83"><text:s/>Style Guide for Python Code</text:span><text:span text:style-name="T84">”</text:span><text:span text:style-name="T85">. Dispon</text:span><text:span text:style-name="T86">ível em: &lt;</text:span><text:a xlink:href="https://www.python.org/dev/peps/pep-0008/"><text:span text:style-name="T87">https://www.python.org/dev/peps/pep-0008/</text:span></text:a><text:span text:style-name="T88">&gt; Acessado 27 de maio de 2019.</text:span></text:p>
      <text:p text:style-name="P10"><text:span text:style-name="T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